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in" loext:contextual-spacing="false" fo:line-height="150%"/>
      <style:text-properties style:font-name="Cambria" fo:language="en" fo:country="US" officeooo:rsid="000ae6b4" officeooo:paragraph-rsid="000ae6b4"/>
    </style:style>
    <style:style style:name="P2" style:family="paragraph" style:parent-style-name="Standard">
      <style:paragraph-properties fo:margin-top="0in" fo:margin-bottom="0.1in" loext:contextual-spacing="false" fo:line-height="150%" fo:text-align="center" style:justify-single-word="false"/>
      <style:text-properties style:font-name="Cambria" fo:language="en" fo:country="US" fo:font-style="italic" officeooo:rsid="000ae6b4" officeooo:paragraph-rsid="000ae6b4" style:font-style-asian="italic" style:font-style-complex="italic"/>
    </style:style>
    <style:style style:name="P3" style:family="paragraph" style:parent-style-name="Standard">
      <style:paragraph-properties fo:margin-top="0in" fo:margin-bottom="0.1in" loext:contextual-spacing="false" fo:line-height="150%" fo:text-align="start" style:justify-single-word="false"/>
      <style:text-properties style:font-name="Cambria" fo:language="en" fo:country="US" fo:font-style="italic" officeooo:rsid="000c5ef6" officeooo:paragraph-rsid="000f2d8b" style:font-style-asian="italic" style:font-style-complex="italic"/>
    </style:style>
    <style:style style:name="P4" style:family="paragraph" style:parent-style-name="Standard" style:list-style-name="L1">
      <style:paragraph-properties fo:margin-top="0in" fo:margin-bottom="0.1in" loext:contextual-spacing="false" fo:line-height="150%" fo:text-align="start" style:justify-single-word="false"/>
      <style:text-properties fo:language="en" fo:country="US" officeooo:paragraph-rsid="000f2d8b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e3ca1" style:font-style-asian="normal" style:font-style-complex="normal"/>
    </style:style>
    <style:style style:name="T3" style:family="text">
      <style:text-properties fo:font-style="normal" officeooo:rsid="000f2d8b" style:font-style-asian="normal" style:font-style-complex="normal"/>
    </style:style>
    <style:style style:name="T4" style:family="text">
      <style:text-properties style:font-name="Cambria" fo:font-style="normal" officeooo:rsid="000c5ef6" style:font-style-asian="normal" style:font-style-complex="normal"/>
    </style:style>
    <style:style style:name="T5" style:family="text">
      <style:text-properties style:font-name="Cambria" fo:font-style="normal" officeooo:rsid="000f2d8b" style:font-style-asian="normal" style:font-style-complex="normal"/>
    </style:style>
    <style:style style:name="T6" style:family="text">
      <style:text-properties style:font-name="Cambria" fo:font-style="normal" officeooo:rsid="000e3ca1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yle Morris</text:p>
      <text:p text:style-name="P1">INST140</text:p>
      <text:p text:style-name="P1">24APR2018</text:p>
      <text:p text:style-name="P2">Logic Probe Report</text:p>
      <text:p text:style-name="P3"><text:span text:style-name="T1">This logic probe project posed several interesting lessons. </text:span></text:p>
      <text:list xml:id="list4027576234" text:style-name="L1">
        <text:list-item>
          <text:p text:style-name="P4"><text:span text:style-name="T5">R</text:span><text:span text:style-name="T4">esearch</text:span><text:span text:style-name="T5">ing the use of a</text:span><text:span text:style-name="T4"> 555 timer </text:span><text:span text:style-name="T5">chip</text:span><text:span text:style-name="T4"> as a toggle latch, and fig</text:span><text:span text:style-name="T5">u</text:span><text:span text:style-name="T4">r</text:span><text:span text:style-name="T5">ing</text:span><text:span text:style-name="T4"> out how to </text:span><text:span text:style-name="T5">us</text:span><text:span text:style-name="T4">e that output to </text:span><text:span text:style-name="T5">alternatively</text:span><text:span text:style-name="T4"> switch two MOSFETs controlling comparator outputs. </text:span></text:p>
        </text:list-item>
        <text:list-item>
          <text:p text:style-name="P4"><text:span text:style-name="T6">Determinin</text:span><text:span text:style-name="T5">g</text:span><text:span text:style-name="T6"> the appropriate resistor sizes</text:span><text:span text:style-name="T5"> for the TTL voltage divider </text:span><text:span text:style-name="T6">was a bit tricky, but I was fortunate with the practical values of the resistors in my kit. </text:span></text:p>
        </text:list-item>
        <text:list-item>
          <text:p text:style-name="P4"><text:span text:style-name="T5">T</text:span><text:span text:style-name="T6">he biggest lesson I learned was to check the internal circuit sc</text:span><text:span text:style-name="T5">h</text:span><text:span text:style-name="T6">ematic on the data sheet to know </text:span><text:span text:style-name="T5">whether</text:span><text:span text:style-name="T6"> an IC can source and sink, or just sink current. The LM324 Op-Amp has a totem-pole output and can source and sink current, but the LM339 Comparator has an open-collector output and can only sink current. I usually like to source current to LEDs so that the LED is lit when the output is high, </text:span><text:span text:style-name="T5">since the LM339 can't do that, and I didn't think to check if it could, I hadn't gotten the LM339 to work until I had a revelation this past weeken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25S</meta:editing-duration>
    <meta:editing-cycles>3</meta:editing-cycles>
    <meta:generator>LibreOffice/6.0.3.2$Windows_X86_64 LibreOffice_project/8f48d515416608e3a835360314dac7e47fd0b821</meta:generator>
    <dc:date>2018-04-24T18:01:53.999000000</dc:date>
    <meta:document-statistic meta:table-count="0" meta:image-count="0" meta:object-count="0" meta:page-count="1" meta:paragraph-count="8" meta:word-count="178" meta:character-count="987" meta:non-whitespace-character-count="817"/>
    <meta:user-defined meta:name="Info 1"/>
    <meta:user-defined meta:name="Info 2"/>
    <meta:user-defined meta:name="Info 3"/>
    <meta:user-defined meta:name="Info 4"/>
  </office:meta>
</office:document-meta>
</file>